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8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20.00%" fo:text-align="center" fo:margin-bottom="7.00pt"/>
    </style:style>
    <style:style style:name="P4" style:family="paragraph">
      <style:paragraph-properties fo:line-height="120.00%" fo:text-align="left" fo:margin-bottom="7.00pt"/>
    </style:style>
    <style:style style:name="P5" style:family="paragraph">
      <style:paragraph-properties fo:line-height="100.00%" fo:text-align="left" fo:margin-bottom="7.00pt"/>
    </style:style>
  </office:automatic-styles>
  <office:body>
    <office:text>
      <text:p text:style-name="P1"><text:span text:style-name="T1">5 maja 2014</text:span></text:p>
      <text:p text:style-name="P2"><text:span text:style-name="T1">Damian Lewandowski</text:span><text:span text:style-name="T2"><text:line-break/></text:span><text:span text:style-name="T3">Maciej Ko</text:span><text:span text:style-name="T4">ścielski</text:span><text:span text:style-name="T5"><text:line-break/></text:span><text:span text:style-name="T6">Filip Pocztowski<text:line-break/>Mariusz Wielgus</text:span><text:span text:style-name="T7"><text:line-break/></text:span><text:span text:style-name="T8">I22-Z2</text:span></text:p>
      <text:p text:style-name="P2"><text:span text:style-name="T9"/></text:p>
      <text:p text:style-name="P3"><text:span text:style-name="T10">Sprawozdanie z laboratorium sztucznej inteligencji</text:span></text:p>
      <text:p text:style-name="P3"><text:span text:style-name="T11">Informatyka, sem. VI</text:span></text:p>
      <text:p text:style-name="P4"><text:span text:style-name="T12"><text:line-break/><text:line-break/></text:span></text:p>
      <text:p text:style-name="P4"><text:span text:style-name="T13">I. Wykonane czynno</text:span><text:span text:style-name="T14">ści organizacyjne</text:span></text:p>
      <text:p text:style-name="P4"><text:span text:style-name="T15">-<text:s/></text:span><text:span text:style-name="T16">opracowanie cz</text:span><text:span text:style-name="T17">ęści programu odpowiedzialnej za odczyt pliku wejściowego,</text:span></text:p>
      <text:p text:style-name="P4"><text:span text:style-name="T18">-<text:s/></text:span><text:span text:style-name="T19">przygotowanie cz</text:span><text:span text:style-name="T20">ęści gramatyki odpowiedzialnych za odczytywanie liczb, likwidację białych znak</text:span><text:span text:style-name="T21">ów, ci</text:span><text:span text:style-name="T22">ąg</text:span><text:span text:style-name="T23">ów znaków,</text:span></text:p>
      <text:p text:style-name="P4"><text:span text:style-name="T24">II. Podzia</text:span><text:span text:style-name="T25">ł prac - zadania wspólne</text:span></text:p>
      <text:p text:style-name="P4"><text:span text:style-name="T25">-<text:s/></text:span><text:span text:style-name="T26">analiza dokumentacji języka Asembler,</text:span></text:p>
      <text:p text:style-name="P4"><text:span text:style-name="T27">-<text:s/></text:span><text:span text:style-name="T28">analiza dokumentacji gramatyk DCG,</text:span></text:p>
      <text:p text:style-name="P4"><text:span text:style-name="T29">-<text:s/></text:span><text:span text:style-name="T30">analiza podstaw i przypomnienie składni języka Prolog,</text:span><text:span text:style-name="T31"/></text:p>
      <text:p text:style-name="P4"><text:span text:style-name="T32">II. Podzia</text:span><text:span text:style-name="T33">ł prac - zadania indywidualne</text:span></text:p>
      <text:p text:style-name="P4"><text:span text:style-name="T34">Damian Lewandowski</text:span></text:p>
      <text:p text:style-name="P4"><text:span text:style-name="T35">- opracowanie gramatyki i funkcji programu przek</text:span><text:span text:style-name="T36">ładającego pętlę for i pętlę while z języka C na język Asemblera x86,</text:span></text:p>
      <text:p text:style-name="P4"><text:span text:style-name="T37">Maciej Ko</text:span><text:span text:style-name="T38">ścielski</text:span></text:p>
      <text:p text:style-name="P4"><text:span text:style-name="T39">- opracowanie gramatyki i funkcji programu przek</text:span><text:span text:style-name="T40">ładającego funkcje i wyrażenia logiczne z języka C na język Asemblera x86,</text:span></text:p>
      <text:p text:style-name="P4"><text:span text:style-name="T41">Mariusz Wielgus</text:span></text:p>
      <text:p text:style-name="P4"><text:span text:style-name="T42">- opracowanie gramatyki i funkcji programu przek</text:span><text:span text:style-name="T43">ładającego inicjowanie zmiennych i wyświetlanie z języka C na język Asemblera x86,</text:span></text:p>
      <text:p text:style-name="P4"><text:span text:style-name="T44">Filip Pocztowski</text:span></text:p>
      <text:p text:style-name="P4"><text:span text:style-name="T45">- opracowanie gramatyki i funkcji programu przek</text:span><text:span text:style-name="T46">ładającego operacje arytmetyczne, dekrementację i inkrementację z języka C na język Asemblera x86.</text:span></text:p>
      <text:p text:style-name="P5"><text:span text:style-name="T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